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6 View Application</text:p>
      <text:p text:style-name="P2">The administrator user will be able to view applications which they have created. When presented, the application will show whether or not the application is still pending or if it has been closed. If the application is closed the administrator will not be able to edit it.</text:p>
      <text:p text:style-name="P2"/>
      <text:p text:style-name="P2">The SIS employee user will be able to view any application which they have searched for in the system. The SIS employee will be able to select an application from the list to review the security requests. If an application is listed as “pending” they will be able to close it if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Casper</meta:initial-creator>
    <meta:creation-date>2015-10-24T14:59:57.99</meta:creation-date>
    <meta:document-statistic meta:table-count="0" meta:image-count="0" meta:object-count="0" meta:page-count="1" meta:paragraph-count="3" meta:word-count="103" meta:character-count="584"/>
    <dc:date>2015-10-24T15:08:21.37</dc:date>
    <dc:creator>David Casper</dc:creator>
    <meta:editing-duration>PT8M23S</meta:editing-duration>
    <meta:editing-cycles>1</meta:editing-cycles>
    <meta:generator>OpenOffice/4.1.0$Win32 OpenOffice.org_project/410m18$Build-9764</meta:generator>
  </office:meta>
</office:document-meta>
</file>